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onomous Mobile Robots using Cloud Services</text:h>
      <text:p text:style-name="Standard"><text:span text:style-name="T1">Student:</text:span> Bruno Kroller</text:p>
      <text:p text:style-name="Standard"><text:span text:style-name="T1">Project Director: </text:span>Juan Antonio Breña Moral</text:p>
      <text:p text:style-name="Standard"/>
      <text:h text:style-name="Heading_20_2" text:outline-level="2">Goals</text:h>
      <text:p text:style-name="Standard">The main goal of this project is the development of an autonomous mobile robot which is able to navigate in an outdoor environment using a GPS sensor. Information about navigation have to be integrated in a cloud robotics services.</text:p>
      <text:h text:style-name="Heading_20_2" text:outline-level="2">Scope</text:h>
      <text:p text:style-name="Standard">The scope of the project is the following:</text:p>
      <text:p text:style-name="Standard"/>
      <text:p text:style-name="Standard">Using a kml file describing a route with several GPS waypoints, an autonomous mobile robot will be able to reach the goal described in the route avoiding simple obstacles in the path. The robot used in the project will use the platform Lego Mindstorms NXT.</text:p>
      <text:p text:style-name="Standard"/>
      <text:p text:style-name="Standard">Information about the process will be syncronized with a Cloud Service which student will develop in the project.</text:p>
      <text:p text:style-name="Standard"/>
      <text:h text:style-name="Heading_20_2" text:outline-level="2">Technologies used in the project</text:h>
      <text:p text:style-name="Standard">In the project, the student will learn the following technologies:</text:p>
      <text:p text:style-name="Standard"/>
      <text:list xml:id="list1513116190" text:style-name="L1">
        <text:list-item>
          <text:p text:style-name="P1">Unified Process</text:p>
        </text:list-item>
        <text:list-item>
          <text:p text:style-name="P1">JavaSE</text:p>
        </text:list-item>
        <text:list-item>
          <text:p text:style-name="P1">JavaEE</text:p>
        </text:list-item>
        <text:list-item>
          <text:p text:style-name="P1">AppEngine</text:p>
        </text:list-item>
        <text:list-item>
          <text:p text:style-name="P1">Android</text:p>
        </text:list-item>
        <text:list-item>
          <text:p text:style-name="P1">Lego Mindstorms NXT</text:p>
        </text:list-item>
        <text:list-item>
          <text:p text:style-name="P1">NMEA protocol</text:p>
        </text:list-item>
        <text:list-item>
          <text:p text:style-name="P1">Control Systems</text:p>
        </text:list-item>
        <text:list-item>
          <text:p text:style-name="P1">Java JRS-82</text:p>
        </text:list-item>
      </text:list>
      <text:p text:style-name="Standard"/>
      <text:h text:style-name="Heading_20_2" text:outline-level="2">Benefits for the society</text:h>
      <text:p text:style-name="Text_20_body">This project could be interesting to develop enterprise solution for agriculture in Spai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oral</meta:initial-creator>
    <meta:creation-date>2011-09-17T16:40:52</meta:creation-date>
    <dc:date>2011-09-17T20:06:57</dc:date>
    <dc:creator>Juan Moral</dc:creator>
    <meta:editing-duration>PT03H26M07S</meta:editing-duration>
    <meta:editing-cycles>4</meta:editing-cycles>
    <meta:generator>OpenOffice.org/3.2$Linux OpenOffice.org_project/320m12$Build-9483</meta:generator>
    <meta:document-statistic meta:table-count="0" meta:image-count="0" meta:object-count="0" meta:page-count="1" meta:paragraph-count="22" meta:word-count="183" meta:character-count="1082"/>
  </office:meta>
</office:document-meta>
</file>